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093d10" officeooo:paragraph-rsid="00093d10"/>
    </style:style>
    <style:style style:name="P2" style:family="paragraph" style:parent-style-name="Standard">
      <style:paragraph-properties fo:text-align="center" style:justify-single-word="false"/>
      <style:text-properties style:font-name="Arial" fo:font-weight="bold" officeooo:rsid="00083572" officeooo:paragraph-rsid="0020e90b" style:font-weight-asian="bold" style:font-weight-complex="bold"/>
    </style:style>
    <style:style style:name="P3" style:family="paragraph" style:parent-style-name="Standard">
      <style:text-properties style:font-name="Arial" fo:font-weight="bold" officeooo:rsid="00093d10" officeooo:paragraph-rsid="00093d10" style:font-weight-asian="bold" style:font-weight-complex="bold"/>
    </style:style>
    <style:style style:name="P4" style:family="paragraph" style:parent-style-name="Standard">
      <style:text-properties style:font-name="Arial" fo:font-weight="bold" officeooo:rsid="00093d10" officeooo:paragraph-rsid="0020e90b" style:font-weight-asian="bold" style:font-weight-complex="bold"/>
    </style:style>
    <style:style style:name="P5" style:family="paragraph" style:parent-style-name="Standard">
      <style:text-properties style:font-name="Arial" fo:font-weight="bold" officeooo:rsid="0009cf1c" officeooo:paragraph-rsid="0009cf1c" style:font-weight-asian="bold" style:font-weight-complex="bold"/>
    </style:style>
    <style:style style:name="P6" style:family="paragraph" style:parent-style-name="Standard">
      <style:text-properties style:font-name="Arial" officeooo:rsid="0009430c" officeooo:paragraph-rsid="0009430c"/>
    </style:style>
    <style:style style:name="P7" style:family="paragraph" style:parent-style-name="Standard">
      <style:text-properties style:font-name="Arial" officeooo:rsid="0009cf1c" officeooo:paragraph-rsid="0009cf1c"/>
    </style:style>
    <style:style style:name="P8" style:family="paragraph" style:parent-style-name="Standard">
      <style:text-properties style:font-name="Arial" fo:font-size="12pt" officeooo:rsid="0009cf1c" officeooo:paragraph-rsid="0009cf1c" style:font-size-asian="12pt" style:font-size-complex="12pt"/>
    </style:style>
    <style:style style:name="P9" style:family="paragraph" style:parent-style-name="Standard">
      <style:text-properties style:font-name="Arial" fo:font-size="12pt" officeooo:rsid="000ade17" officeooo:paragraph-rsid="000ade17" style:font-size-asian="12pt" style:font-size-complex="12pt"/>
    </style:style>
    <style:style style:name="P10" style:family="paragraph" style:parent-style-name="Standard">
      <style:text-properties style:font-name="Arial" fo:font-size="12pt" officeooo:rsid="0012d504" officeooo:paragraph-rsid="0012d504" style:font-size-asian="12pt" style:font-size-complex="12pt"/>
    </style:style>
    <style:style style:name="P11" style:family="paragraph" style:parent-style-name="Standard">
      <style:text-properties style:font-name="Arial" fo:font-size="12pt" officeooo:rsid="001edb0f" officeooo:paragraph-rsid="001edb0f" style:font-size-asian="12pt" style:font-size-complex="12pt"/>
    </style:style>
    <style:style style:name="P12" style:family="paragraph" style:parent-style-name="Standard">
      <style:text-properties style:font-name="Arial" fo:font-size="12pt" officeooo:rsid="000f52ec" officeooo:paragraph-rsid="002ad9c4" style:font-size-asian="12pt" style:font-size-complex="12pt"/>
    </style:style>
    <style:style style:name="P13" style:family="paragraph" style:parent-style-name="Standard">
      <style:text-properties style:font-name="Arial" fo:font-size="12pt" officeooo:rsid="002cff16" officeooo:paragraph-rsid="002cff16" style:font-size-asian="12pt" style:font-size-complex="12pt"/>
    </style:style>
    <style:style style:name="P14" style:family="paragraph" style:parent-style-name="Standard">
      <style:text-properties style:font-name="Arial" fo:font-size="12pt" officeooo:rsid="002d5d61" officeooo:paragraph-rsid="002d5d61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style:font-name="Arial" fo:font-size="12pt" fo:font-weight="normal" officeooo:rsid="000ae931" officeooo:paragraph-rsid="000ae931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Arial" fo:font-size="12pt" fo:font-weight="normal" officeooo:rsid="000c2941" officeooo:paragraph-rsid="000c2941" style:font-size-asian="10.5pt" style:font-weight-asian="normal" style:font-size-complex="12pt" style:font-weight-complex="normal"/>
    </style:style>
    <style:style style:name="P17" style:family="paragraph" style:parent-style-name="Standard">
      <style:text-properties style:font-name="Arial" fo:font-size="12pt" fo:font-weight="normal" officeooo:rsid="001434a1" officeooo:paragraph-rsid="001434a1" style:font-size-asian="10.5pt" style:font-weight-asian="normal" style:font-size-complex="12pt" style:font-weight-complex="normal"/>
    </style:style>
    <style:style style:name="P18" style:family="paragraph" style:parent-style-name="Standard">
      <style:text-properties style:font-name="Arial" fo:font-size="12pt" fo:font-weight="normal" officeooo:rsid="00278f1a" officeooo:paragraph-rsid="00278f1a" style:font-size-asian="10.5pt" style:font-weight-asian="normal" style:font-size-complex="12pt" style:font-weight-complex="normal"/>
    </style:style>
    <style:style style:name="P19" style:family="paragraph" style:parent-style-name="Standard">
      <style:text-properties style:font-name="Arial" fo:font-size="12pt" fo:font-weight="normal" officeooo:rsid="00291609" officeooo:paragraph-rsid="00291609" style:font-size-asian="10.5pt" style:font-weight-asian="normal" style:font-size-complex="12pt" style:font-weight-complex="normal"/>
    </style:style>
    <style:style style:name="P20" style:family="paragraph" style:parent-style-name="Standard">
      <style:text-properties style:font-name="Arial" fo:font-size="12pt" fo:font-weight="normal" officeooo:rsid="000ade17" officeooo:paragraph-rsid="000ade17" style:font-size-asian="12pt" style:font-weight-asian="normal" style:font-size-complex="12pt" style:font-weight-complex="normal"/>
    </style:style>
    <style:style style:name="P21" style:family="paragraph" style:parent-style-name="Standard">
      <style:text-properties style:font-name="Arial" fo:font-size="12pt" fo:font-weight="normal" officeooo:rsid="000f52ec" officeooo:paragraph-rsid="002ad9c4" style:font-size-asian="12pt" style:font-weight-asian="normal" style:font-size-complex="12pt" style:font-weight-complex="normal"/>
    </style:style>
    <style:style style:name="P22" style:family="paragraph" style:parent-style-name="Standard">
      <style:text-properties style:font-name="Arial" fo:font-size="12pt" fo:font-weight="normal" officeooo:rsid="002ad9c4" officeooo:paragraph-rsid="002ad9c4" style:font-size-asian="12pt" style:font-weight-asian="normal" style:font-size-complex="12pt" style:font-weight-complex="normal"/>
    </style:style>
    <style:style style:name="P23" style:family="paragraph" style:parent-style-name="Standard">
      <style:text-properties style:font-name="Arial" fo:font-size="12pt" fo:font-weight="normal" officeooo:rsid="002b5c8c" officeooo:paragraph-rsid="002b5c8c" style:font-size-asian="12pt" style:font-weight-asian="normal" style:font-size-complex="12pt" style:font-weight-complex="normal"/>
    </style:style>
    <style:style style:name="P24" style:family="paragraph" style:parent-style-name="Standard">
      <style:text-properties style:font-name="Arial" fo:font-size="12pt" style:text-underline-style="solid" style:text-underline-type="double" style:text-underline-width="auto" style:text-underline-color="font-color" fo:font-weight="normal" officeooo:rsid="000ade17" officeooo:paragraph-rsid="000ade17" style:font-size-asian="12pt" style:font-weight-asian="normal" style:font-size-complex="12pt" style:font-weight-complex="normal"/>
    </style:style>
    <style:style style:name="P25" style:family="paragraph" style:parent-style-name="Standard">
      <style:text-properties style:font-name="Arial" fo:font-size="12pt" fo:font-style="italic" fo:font-weight="normal" officeooo:rsid="001d1536" officeooo:paragraph-rsid="002cff16" style:font-size-asian="12pt" style:font-style-asian="italic" style:font-weight-asian="normal" style:font-size-complex="12pt" style:font-style-complex="italic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Arial" fo:font-weight="normal" officeooo:rsid="00083572" officeooo:paragraph-rsid="0020e90b" style:font-weight-asian="normal" style:font-weight-complex="normal"/>
    </style:style>
    <style:style style:name="P27" style:family="paragraph" style:parent-style-name="Standard">
      <style:text-properties style:font-name="Arial" officeooo:rsid="00278f1a" officeooo:paragraph-rsid="00278f1a"/>
    </style:style>
    <style:style style:name="P28" style:family="paragraph" style:parent-style-name="Standard">
      <style:text-properties style:font-name="DejaVu Sans Mono" fo:font-size="10.5pt" officeooo:rsid="0009cf1c" officeooo:paragraph-rsid="0009cf1c" style:font-size-asian="10.5pt" style:font-size-complex="10.5pt"/>
    </style:style>
    <style:style style:name="P29" style:family="paragraph" style:parent-style-name="Standard">
      <style:text-properties style:font-name="DejaVu Sans Mono" fo:font-size="10.5pt" officeooo:rsid="0009cf1c" officeooo:paragraph-rsid="0009cf1c" fo:background-color="#ffff00" style:font-size-asian="10.5pt" style:font-size-complex="10.5pt"/>
    </style:style>
    <style:style style:name="P30" style:family="paragraph" style:parent-style-name="Standard">
      <style:text-properties style:font-name="DejaVu Sans Mono" fo:font-size="10pt" officeooo:rsid="000ade17" officeooo:paragraph-rsid="000ade17" style:font-size-asian="10pt" style:font-size-complex="10pt"/>
    </style:style>
    <style:style style:name="P31" style:family="paragraph" style:parent-style-name="Standard">
      <style:text-properties style:font-name="DejaVu Sans Mono" fo:font-size="10pt" officeooo:rsid="0012d504" officeooo:paragraph-rsid="0012d504" style:font-size-asian="10pt" style:font-size-complex="10pt"/>
    </style:style>
    <style:style style:name="P32" style:family="paragraph" style:parent-style-name="Standard">
      <style:text-properties style:font-name="DejaVu Sans Mono" fo:font-size="10pt" officeooo:rsid="001434a1" officeooo:paragraph-rsid="001434a1" style:font-size-asian="10pt" style:font-size-complex="10pt"/>
    </style:style>
    <style:style style:name="P33" style:family="paragraph" style:parent-style-name="Standard">
      <style:text-properties style:font-name="DejaVu Sans Mono" fo:font-size="10pt" officeooo:rsid="000ade17" officeooo:paragraph-rsid="000ade17" fo:background-color="#ffff00" style:font-size-asian="10pt" style:font-size-complex="10pt"/>
    </style:style>
    <style:style style:name="P34" style:family="paragraph" style:parent-style-name="Standard">
      <style:text-properties fo:color="#000000" style:font-name="Arial" officeooo:rsid="00278f1a" officeooo:paragraph-rsid="00278f1a"/>
    </style:style>
    <style:style style:name="P35" style:family="paragraph" style:parent-style-name="Standard">
      <style:paragraph-properties fo:break-before="page"/>
      <style:text-properties style:font-name="Arial" fo:font-size="12pt" officeooo:rsid="000ade17" officeooo:paragraph-rsid="000ae931" style:font-size-asian="12pt" style:font-size-complex="12pt"/>
    </style:style>
    <style:style style:name="P36" style:family="paragraph" style:parent-style-name="Standard">
      <style:paragraph-properties fo:break-before="page"/>
      <style:text-properties style:font-name="Arial" fo:font-size="12pt" officeooo:rsid="000ade17" officeooo:paragraph-rsid="000ade17" style:font-size-asian="12pt" style:font-size-complex="12pt"/>
    </style:style>
    <style:style style:name="P37" style:family="paragraph" style:parent-style-name="Standard">
      <style:paragraph-properties fo:break-before="page"/>
      <style:text-properties style:font-name="Arial" fo:font-size="12pt" fo:font-weight="bold" officeooo:rsid="00278f1a" officeooo:paragraph-rsid="00278f1a" style:font-size-asian="10.5pt" style:font-weight-asian="bold" style:font-size-complex="12pt" style:font-weight-complex="bold"/>
    </style:style>
    <style:style style:name="P38" style:family="paragraph" style:parent-style-name="Standard">
      <style:paragraph-properties fo:break-before="page"/>
      <style:text-properties style:font-name="Arial" fo:font-size="18pt" fo:font-weight="bold" officeooo:rsid="002ad9c4" officeooo:paragraph-rsid="002ad9c4" style:font-size-asian="18pt" style:font-weight-asian="bold" style:font-size-complex="18pt" style:font-weight-complex="bold"/>
    </style:style>
    <style:style style:name="P39" style:family="paragraph" style:parent-style-name="Standard">
      <style:paragraph-properties fo:text-align="center" style:justify-single-word="false"/>
      <style:text-properties style:font-name="Arial" fo:font-size="22pt" fo:font-weight="bold" officeooo:rsid="00083572" officeooo:paragraph-rsid="0020e90b" style:font-size-asian="22pt" style:font-weight-asian="bold" style:font-size-complex="22pt" style:font-weight-complex="bold"/>
    </style:style>
    <style:style style:name="P40" style:family="paragraph" style:parent-style-name="Standard">
      <style:text-properties style:font-name="Arial" fo:font-size="12pt" fo:font-weight="normal" officeooo:rsid="002b5c8c" officeooo:paragraph-rsid="002cff16" style:font-size-asian="12pt" style:font-weight-asian="normal" style:font-size-complex="12pt" style:font-weight-complex="normal"/>
    </style:style>
    <style:style style:name="P41" style:family="paragraph" style:parent-style-name="Standard">
      <style:text-properties style:font-name="Arial" fo:font-size="12pt" officeooo:rsid="000f52ec" officeooo:paragraph-rsid="002ad9c4" style:font-size-asian="12pt" style:font-size-complex="12pt"/>
    </style:style>
    <style:style style:name="P42" style:family="paragraph" style:parent-style-name="Standard">
      <style:text-properties style:font-name="Arial" fo:font-size="12pt" officeooo:rsid="002edb02" officeooo:paragraph-rsid="002edb02" style:font-size-asian="12pt" style:font-size-complex="12pt"/>
    </style:style>
    <style:style style:name="P43" style:family="paragraph" style:parent-style-name="Standard">
      <style:text-properties style:font-name="Arial" fo:font-size="12pt" officeooo:rsid="002d5d61" officeooo:paragraph-rsid="002cff16" style:font-size-asian="12pt" style:font-size-complex="12pt"/>
    </style:style>
    <style:style style:name="P44" style:family="paragraph" style:parent-style-name="Standard">
      <style:text-properties style:font-name="Arial" fo:font-size="11pt" fo:font-weight="normal" officeooo:rsid="002edb02" officeooo:paragraph-rsid="002edb02" style:font-size-asian="11pt" style:font-weight-asian="normal" style:font-size-complex="11pt" style:font-weight-complex="normal"/>
    </style:style>
    <style:style style:name="P45" style:family="paragraph" style:parent-style-name="Standard">
      <style:paragraph-properties fo:text-align="start" style:justify-single-word="false" fo:break-before="page"/>
      <style:text-properties style:font-name="Arial" fo:font-size="14pt" fo:font-weight="bold" officeooo:rsid="002edb02" officeooo:paragraph-rsid="002edb02" style:font-size-asian="14pt" style:font-weight-asian="bold" style:font-size-complex="14pt" style:font-weight-complex="bold"/>
    </style:style>
    <style:style style:name="P46" style:family="paragraph">
      <style:paragraph-properties fo:text-align="center" style:writing-mode="lr-tb"/>
    </style:style>
    <style:style style:name="P47" style:family="paragraph">
      <style:paragraph-properties fo:text-align="end" style:writing-mode="lr-tb"/>
    </style:style>
    <style:style style:name="P48" style:family="paragraph">
      <loext:graphic-properties draw:fill="solid" draw:fill-color="#ffffff"/>
      <style:paragraph-properties fo:text-align="center" style:writing-mode="lr-tb"/>
    </style:style>
    <style:style style:name="P49" style:family="paragraph">
      <style:paragraph-properties fo:text-align="center"/>
    </style:style>
    <style:style style:name="T1" style:family="text">
      <style:text-properties officeooo:rsid="0009c521"/>
    </style:style>
    <style:style style:name="T2" style:family="text">
      <style:text-properties officeooo:rsid="000ade17"/>
    </style:style>
    <style:style style:name="T3" style:family="text">
      <style:text-properties officeooo:rsid="000ae931"/>
    </style:style>
    <style:style style:name="T4" style:family="text">
      <style:text-properties fo:font-size="15pt" fo:font-weight="bold" style:font-size-asian="15pt" style:font-weight-asian="bold" style:font-size-complex="15pt" style:font-weight-complex="bold"/>
    </style:style>
    <style:style style:name="T5" style:family="text">
      <style:text-properties officeooo:rsid="0012576b"/>
    </style:style>
    <style:style style:name="T6" style:family="text">
      <style:text-properties officeooo:rsid="0012d504"/>
    </style:style>
    <style:style style:name="T7" style:family="text">
      <style:text-properties officeooo:rsid="001434a1"/>
    </style:style>
    <style:style style:name="T8" style:family="text">
      <style:text-properties officeooo:rsid="0015b6f8"/>
    </style:style>
    <style:style style:name="T9" style:family="text">
      <style:text-properties officeooo:rsid="0019b46a"/>
    </style:style>
    <style:style style:name="T10" style:family="text">
      <style:text-properties officeooo:rsid="00291609"/>
    </style:style>
    <style:style style:name="T11" style:family="text">
      <style:text-properties officeooo:rsid="002ad9c4"/>
    </style:style>
    <style:style style:name="T12" style:family="text">
      <style:text-properties officeooo:rsid="002b5c8c"/>
    </style:style>
    <style:style style:name="T13" style:family="text">
      <style:text-properties officeooo:rsid="002cff16"/>
    </style:style>
    <style:style style:name="T14" style:family="text">
      <style:text-properties officeooo:rsid="002d5d61"/>
    </style:style>
    <style:style style:name="T15" style:family="text">
      <style:text-properties officeooo:rsid="002edb02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fo:font-size="14pt" fo:font-weight="bold" style:font-size-asian="14pt" style:font-weight-asian="bold" style:font-size-complex="14pt" style:font-weight-complex="bold"/>
    </style:style>
    <style:style style:name="T18" style:family="text">
      <style:text-properties fo:font-size="9pt" style:font-size-asian="9pt" style:font-size-complex="9pt"/>
    </style:style>
    <style:style style:name="T19" style:family="text">
      <style:text-properties fo:font-size="6pt" style:font-size-asian="6pt" style:font-size-complex="6pt"/>
    </style: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color="#000000" draw:fill="solid" draw:fill-color="#ffffff" draw:textarea-horizontal-align="justify" draw:textarea-vertical-align="middle" draw:auto-grow-height="false" fo:min-height="1.984cm" fo:min-width="3.704cm" style:run-through="foreground"/>
      <style:paragraph-properties style:writing-mode="lr-tb"/>
    </style:style>
    <style:style style:name="gr3" style:family="graphic">
      <style:graphic-properties svg:stroke-color="#000000" draw:fill="solid" draw:fill-color="#ffffff" draw:textarea-horizontal-align="justify" draw:textarea-vertical-align="middle" draw:auto-grow-height="false" fo:min-height="2.011cm" fo:min-width="3.81cm" style:run-through="foreground"/>
      <style:paragraph-properties style:writing-mode="lr-tb"/>
    </style:style>
    <style:style style:name="gr4" style:family="graphic">
      <style:graphic-properties svg:stroke-color="#000000" draw:fill="solid" draw:fill-color="#ffffff" draw:textarea-horizontal-align="justify" draw:textarea-vertical-align="middle" draw:auto-grow-height="false" fo:min-height="1.508cm" fo:min-width="3.043cm" style:run-through="foreground"/>
      <style:paragraph-properties style:writing-mode="lr-tb"/>
    </style:style>
    <style:style style:name="gr5" style:family="graphic">
      <style:graphic-properties svg:stroke-color="#000000" draw:textarea-horizontal-align="center" draw:textarea-vertical-align="middl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>2021 Spring <text:s/>CPSC 240</text:p>
      <text:p text:style-name="P2">Assignment 4 <text:s/>King of Assembly</text:p>
      <text:p text:style-name="P26"/>
      <text:p text:style-name="P26"/>
      <text:p text:style-name="P26"/>
      <text:p text:style-name="P4">New technology found in this program.</text:p>
      <text:p text:style-name="P1"/>
      <text:p text:style-name="P1"><text:tab/>How to input a string with embedded white space</text:p>
      <text:p text:style-name="P1"><text:tab/>How to input a char</text:p>
      <text:p text:style-name="P1"><text:tab/>How to use an input data file.</text:p>
      <text:p text:style-name="P1"/>
      <text:p text:style-name="P27"/>
      <text:p text:style-name="P34">There is no GDB in Assignment 4 Part 1</text:p>
      <text:p text:style-name="P1"/>
      <text:p text:style-name="P1"/>
      <text:p text:style-name="P3">Structural design</text:p>
      <text:p text:style-name="P1"/>
      <text:p text:style-name="P6">This is going to be easy. <text:s text:c="2"/>You only <text:span text:style-name="T1">need two modules.</text:span></text:p>
      <text:p text:style-name="P6"/>
      <text:p text:style-name="P6"><draw:g text:anchor-type="paragraph" draw:z-index="0" draw:name="Shape1" draw:style-name="gr1"><draw:custom-shape draw:name="Shape1" draw:style-name="gr2" draw:text-style-name="P48" svg:width="3.705cm" svg:height="1.985cm" svg:x="4.865cm" svg:y="0.168cm"><text:p text:style-name="P46"><text:span text:style-name="T18"/></text:p><text:p text:style-name="P46"><text:span text:style-name="T18"/></text:p><text:p text:style-name="P46">Main</text:p><text:p text:style-name="P46"><text:span text:style-name="T18"/></text:p><text:p text:style-name="P47"><text:span text:style-name="T18">C++ or C</text:span></text:p><draw:enhanced-geometry svg:viewBox="0 0 21600 21600" draw:type="rectangle" draw:enhanced-path="M 0 0 L 21600 0 21600 21600 0 21600 0 0 Z N"/></draw:custom-shape><draw:custom-shape draw:name="Shape2" draw:style-name="gr3" draw:text-style-name="P48" svg:width="3.811cm" svg:height="2.012cm" svg:x="4.918cm" svg:y="3.158cm"><text:p text:style-name="P46">interview.asm</text:p><draw:enhanced-geometry svg:viewBox="0 0 21600 21600" draw:type="rectangle" draw:enhanced-path="M 0 0 L 21600 0 21600 21600 0 21600 0 0 Z N"/></draw:custom-shape><draw:custom-shape draw:name="Shape3" draw:style-name="gr4" draw:text-style-name="P48" svg:width="3.043cm" svg:height="1.509cm" svg:x="13.543cm" svg:y="0.512cm"><text:p text:style-name="P46"><text:span text:style-name="T18"/></text:p><text:p text:style-name="P46">r.sh</text:p><text:p text:style-name="P46"><text:span text:style-name="T19"/></text:p><text:p text:style-name="P47"><text:span text:style-name="T18">Bash </text:span></text:p><draw:enhanced-geometry svg:viewBox="0 0 21600 21600" draw:type="rectangle" draw:enhanced-path="M 0 0 L 21600 0 21600 21600 0 21600 0 0 Z N"/></draw:custom-shape><draw:line draw:name="Shape4" draw:style-name="gr5" draw:text-style-name="P49" svg:x1="6.849cm" svg:y1="2.152cm" svg:x2="6.875cm" svg:y2="3.157cm"><text:p/></draw:line></draw:g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"/>
      <text:p text:style-name="P1"/>
      <text:p text:style-name="P1"/>
      <text:p text:style-name="P1"/>
      <text:p text:style-name="P7">However, this is a rare case. <text:s/>This is the only time the driver (main) gets involved with the solution. <text:s/><text:span text:style-name="T3">You may need two bash files, one named r.sh and the other named rg.sh.</text:span></text:p>
      <text:p text:style-name="P7"/>
      <text:p text:style-name="P7"/>
      <text:p text:style-name="P5">Three kinds of programmers</text:p>
      <text:p text:style-name="P7"/>
      <text:p text:style-name="P7">Your software has to accommodate all three kinds: <text:s/>social science majors, CS majors, and <text:span text:style-name="T8">assembly programmer types.</text:span></text:p>
      <text:p text:style-name="P45">Requirements</text:p>
      <text:p text:style-name="P15"/>
      <text:p text:style-name="P16">Build a program that handles all three kinds of <text:span text:style-name="T7">job applicants</text:span> shown in the following dialogs.</text:p>
      <text:p text:style-name="P16"/>
      <text:p text:style-name="P16"/>
      <text:p text:style-name="P7">If the person applying for a job at your company is a CS major type then the dialog goes like this:</text:p>
      <text:p text:style-name="P7"/>
      <text:p text:style-name="P28">Welcome to Software Analysis by Paramount Programmers, Inc.</text:p>
      <text:p text:style-name="P28">Please enter your first and last names and press enter: Joey Brown</text:p>
      <text:p text:style-name="P28">Thank you Joey Brown. <text:s/>Our records show that you applied for employment her<text:span text:style-name="T9">e</text:span> with our agency a week ago.</text:p>
      <text:p text:style-name="P28">Please enter your expected annual salary when employed at Paramount: 500500.50</text:p>
      <text:p text:style-name="P28">Your interview with Ms Linda Fenster, Personnel Manager, will begin shortly.</text:p>
      <text:p text:style-name="P29">Hello Joey Brown. <text:s/>I am Ms Fenster. <text:s/>The interview will begin now.</text:p>
      <text:p text:style-name="P29">Wow! <text:s/>$500500.50 <text:s/>That's a lot of cash. <text:s/>Who do you think you are, Chris Sawyer (y or n)?n</text:p>
      <text:p text:style-name="P29">Alright. <text:s/>Now we will work on your electricity.</text:p>
      <text:p text:style-name="P29">Please enter the resistance of circuit #1 in ohms: <text:span text:style-name="T2">2.0</text:span></text:p>
      <text:p text:style-name="P29">What is the resistance of circuit #2 in ohms: <text:span text:style-name="T2">3.0</text:span></text:p>
      <text:p text:style-name="P29">The total resistance is <text:span text:style-name="T2">1.2000000000000000</text:span> Ohms.</text:p>
      <text:p text:style-name="P29">Were you a computer science major (y or n)?y</text:p>
      <text:p text:style-name="P29">Thank you. <text:s/>Please follow the exit signs to the front desk.</text:p>
      <text:p text:style-name="P28">Hello Joey Brown I am the receptionist. <text:s/></text:p>
      <text:p text:style-name="P28">This envelope contains your job offer with starting salary <text:span text:style-name="T6">88</text:span>000.<text:span text:style-name="T6">88</text:span>. <text:s/>Please check back on Monday morning at 8am.</text:p>
      <text:p text:style-name="P28">Bye</text:p>
      <text:p text:style-name="P8"/>
      <text:p text:style-name="P8"/>
      <text:p text:style-name="P9">Color code: <text:s/>The part in yellow is produced by the interview module. <text:s/>The remainder comes from the driver.</text:p>
      <text:p text:style-name="P9"/>
      <text:p text:style-name="P9"/>
      <text:p text:style-name="P9"><text:span text:style-name="T6">The floating point number 88000.88 is returned to front desk whenever a CS major completes the interview </text:span><text:span text:style-name="T7">and answers correctly the technical question about Ohms../x86-io.out</text:span></text:p>
      <text:p text:style-name="P36">If the person applying for a job at your company is Chris Sawyer then the dialog goes like this.</text:p>
      <text:p text:style-name="P9"/>
      <text:p text:style-name="P30">Welcome to Software Analysis by Paramount Programmers, Inc.</text:p>
      <text:p text:style-name="P30">Please enter your first and last names and press enter: <text:span text:style-name="T5">Chris Sawyer</text:span></text:p>
      <text:p text:style-name="P30">Thank you <text:span text:style-name="T5">Chris Sawyer</text:span>. <text:s/>Our records show that you applied for employment her with our agency a week ago.</text:p>
      <text:p text:style-name="P30">Please enter your expected annual salary when employed at Paramount: 500500.50</text:p>
      <text:p text:style-name="P30">Your interview with Ms Linda Fenster, Personnel Manager, will begin shortly.</text:p>
      <text:p text:style-name="P30"/>
      <text:p text:style-name="P33">Hello <text:span text:style-name="T5">Chris Sawyer</text:span>. <text:s/>I am Ms Fenster. <text:s/>The interview will begin now.</text:p>
      <text:p text:style-name="P33">Wow! <text:s/>$500500.50 <text:s/>That's a lot of cash. <text:s/>Who do you think you are, Chris Sawyer (y or n)?y</text:p>
      <text:p text:style-name="P33">Thank you. <text:s/>Please follow the exit signs to the front desk.</text:p>
      <text:p text:style-name="P30"/>
      <text:p text:style-name="P30">Hello Mr Sawyer. <text:s/>I am the receptionist.</text:p>
      <text:p text:style-name="P30">This envelope has your job offer starting at 1 million annual. <text:s/>Please start any time you like. <text:s/><text:span text:style-name="T7">In the middle time our CTO wishes to have dinner with you.</text:span></text:p>
      <text:p text:style-name="P32">Have very nice evening Mr Sawyer.</text:p>
      <text:p text:style-name="P9"/>
      <text:p text:style-name="P9"/>
      <text:p text:style-name="P9"/>
      <text:p text:style-name="P10">If Chris applies for a job then <text:span text:style-name="T7">Ms Fenster sends the </text:span>code number 1 000 000.00 to the front desk.</text:p>
      <text:p text:style-name="P9"/>
      <text:p text:style-name="P9"/>
      <text:p text:style-name="P35">If the person applying for a job at your company is <text:span text:style-name="T3">a social major</text:span> then the dialog goes like this.</text:p>
      <text:p text:style-name="P9"/>
      <text:p text:style-name="P30">Welcome to Software Analysis by Paramount Programmers, Inc.</text:p>
      <text:p text:style-name="P30">Please enter your first and last names and press enter: Joey Brown</text:p>
      <text:p text:style-name="P30">Thank you Joey Brown. <text:s/>Our records show that you applied for employment her with our agency a week ago.</text:p>
      <text:p text:style-name="P30">Please enter your expected annual salary when employed at Paramount: 500500.50</text:p>
      <text:p text:style-name="P30">Your interview with Ms Linda Fenster, Personnel Manager, will begin shortly.</text:p>
      <text:p text:style-name="P33">Hello Joey Brown. <text:s/>I am Ms Fenster. <text:s/>The interview will begin now.</text:p>
      <text:p text:style-name="P33">Wow! <text:s/>$500500.50 <text:s/>That's a lot of cash. <text:s/>Who do you think you are, Chris Sawyer (y or n)?n</text:p>
      <text:p text:style-name="P33">Alright. <text:s/>Now we will work on your electricity. <text:s/></text:p>
      <text:p text:style-name="P33">Please enter the resistance of circuit #1 in ohms: 5.3</text:p>
      <text:p text:style-name="P33">What is the resistance of circuit #2 in ohms: 7.5</text:p>
      <text:p text:style-name="P33">The total resistance is 4.976 Ohms.</text:p>
      <text:p text:style-name="P33">Were you a computer science major (y or n)?n</text:p>
      <text:p text:style-name="P33">Thank you. <text:s/>Please follow the exit signs to the front desk.</text:p>
      <text:p text:style-name="P30">Hello Joey Brown I am the receptionist</text:p>
      <text:p text:style-name="P31">We have an opening for you in the company cafeteria for $1200.12 annually.</text:p>
      <text:p text:style-name="P31">Take your time to let use know your decision.</text:p>
      <text:p text:style-name="P30">Bye</text:p>
      <text:p text:style-name="P20"/>
      <text:p text:style-name="P20"/>
      <text:p text:style-name="P24"/>
      <text:p text:style-name="P17">If the philosophy major applies for the job then Ms Fenster sends 1200.12 to the front desk in a <text:span text:style-name="T8">private</text:span> envelope.</text:p>
      <text:p text:style-name="P37">Prepare deliverables</text:p>
      <text:p text:style-name="P18"/>
      <text:p text:style-name="P18">Prepare three files chris.txt, csmajor.txt, and social.txt. <text:s text:c="2"/>Each file contains the complete ordered set of inputs needed to interview one kind of job applicant.</text:p>
      <text:p text:style-name="P18"/>
      <text:p text:style-name="P18"/>
      <text:p text:style-name="P18">Test the program by execution using left-directed arrow of redirection. <text:s/>The command may look like this:<text:tab/><text:tab/>run.sh <text:s/>&lt; <text:s/>chris.txt.</text:p>
      <text:p text:style-name="P18"/>
      <text:p text:style-name="P18"/>
      <text:p text:style-name="P18">You need these file:</text:p>
      <text:p text:style-name="P18"><text:tab/><text:span text:style-name="T10">main <text:s/>also known a driver</text:span></text:p>
      <text:p text:style-name="P18"><text:tab/><text:span text:style-name="T10">interview</text:span></text:p>
      <text:p text:style-name="P18"><text:tab/><text:span text:style-name="T10">bash file</text:span></text:p>
      <text:p text:style-name="P18"><text:tab/><text:span text:style-name="T10">chris.txt</text:span></text:p>
      <text:p text:style-name="P18"><text:tab/><text:span text:style-name="T10">csmajor.txt</text:span></text:p>
      <text:p text:style-name="P18"><text:tab/><text:span text:style-name="T10">social.txt</text:span></text:p>
      <text:p text:style-name="P18"/>
      <text:p text:style-name="P18"/>
      <text:p text:style-name="P19">Submit all the files as attachments to the usual location: <text:s/>holliday@fullerton.edu</text:p>
      <text:p text:style-name="P19"/>
      <text:p text:style-name="P19"/>
      <text:p text:style-name="P12"><text:span text:style-name="T17">Submission window</text:span><text:span text:style-name="T16">:</text:span> <text:s text:c="2"/><text:span text:style-name="T15">any time up to May 20, 2021 at 6:00pm</text:span></text:p>
      <text:p text:style-name="P42">You may submit it early if you wish.</text:p>
      <text:p text:style-name="P12"/>
      <text:p text:style-name="P44">Please wait for the due time to pass before posting your programs on public sites.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5">Special acknowledgment to Luke Eltiste, who first brought this controversy to my attention and lent me a few files of source code that really convinced me of the need for a revised edition of this Assignment description. <text:s/><text:span text:style-name="T13">If he had not shown me the impossible task early you would all be working on something that cannot be done.</text:span></text:p>
      <text:p text:style-name="P38">What happened to part 2</text:p>
      <text:p text:style-name="P22"/>
      <text:p text:style-name="P22"/>
      <text:p text:style-name="P22">To everyone. <text:s text:c="2"/>Originally, <text:span text:style-name="T12">I had planned to have an addon called “Part 2” that would provide some experience in using gdb commands. <text:s/>The commands were to be placed into a text file and gdb system would read commands from the file.</text:span></text:p>
      <text:p text:style-name="P22"/>
      <text:p text:style-name="P23">Unfortunately, that concept does not work. <text:s/>I have researched the matter extensively and absolutely no online even comes close to mentioning the concept. <text:s text:c="2"/>I have tried many different approaches to solving this problem, and none worked.</text:p>
      <text:p text:style-name="P23"/>
      <text:p text:style-name="P23">I can’t give you an assignment if I can’t do myself.</text:p>
      <text:p text:style-name="P23"/>
      <text:p text:style-name="P40">Therefore, the old part 2 is gone. <text:s/>In the coming days I will look for a replacement also to be called “part 2”. <text:s/>I hope to find an easy exercise that gives practice in using GDB.</text:p>
      <text:p text:style-name="P43"/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8T21:14:18.751296868</meta:creation-date>
    <dc:date>2021-04-25T10:13:36.583554513</dc:date>
    <meta:editing-duration>PT4H29M5S</meta:editing-duration>
    <meta:editing-cycles>19</meta:editing-cycles>
    <meta:generator>LibreOffice/6.4.7.2$Linux_X86_64 LibreOffice_project/40$Build-2</meta:generator>
    <meta:document-statistic meta:table-count="0" meta:image-count="0" meta:object-count="0" meta:page-count="6" meta:paragraph-count="85" meta:word-count="1055" meta:character-count="6031" meta:non-whitespace-character-count="4993"/>
  </office:meta>
</office:document-meta>
</file>